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itle">
      <style:text-properties fo:font-size="20pt" style:font-size-asian="20pt" style:font-size-complex="20pt"/>
    </style:style>
    <style:style style:name="P3" style:family="paragraph" style:parent-style-name="Text_20_body">
      <style:text-properties fo:font-size="14pt" officeooo:rsid="0010bc7b" officeooo:paragraph-rsid="0010bc7b" style:font-size-asian="14pt" style:font-size-complex="14pt"/>
    </style:style>
    <style:style style:name="P4" style:family="paragraph" style:parent-style-name="Text_20_body">
      <style:text-properties fo:font-size="14pt" officeooo:rsid="0016687e" officeooo:paragraph-rsid="0016687e" style:font-size-asian="14pt" style:font-size-complex="14pt"/>
    </style:style>
    <style:style style:name="P5" style:family="paragraph" style:parent-style-name="Text_20_body">
      <style:text-properties fo:font-size="14pt" officeooo:rsid="001a230c" officeooo:paragraph-rsid="001a230c" style:font-size-asian="14pt" style:font-size-complex="14pt"/>
    </style:style>
    <style:style style:name="T1" style:family="text">
      <style:text-properties officeooo:rsid="00124ddd"/>
    </style:style>
    <style:style style:name="T2" style:family="text">
      <style:text-properties officeooo:rsid="0013db88"/>
    </style:style>
    <style:style style:name="T3" style:family="text">
      <style:text-properties officeooo:rsid="0015437c"/>
    </style:style>
    <style:style style:name="T4" style:family="text">
      <style:text-properties officeooo:rsid="001776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inters Assignment report</text:p>
      <text:p text:style-name="P1"/>
      <text:p text:style-name="P1"/>
      <text:p text:style-name="P3">I have put everything in a single file, and just separated the assignments into different functions.<text:span text:style-name="T1"> For most of the assignments, I don't really know what to write, because everything is done exactly like the steps </text:span><text:span text:style-name="T2">require</text:span><text:span text:style-name="T1">.</text:span></text:p>
      <text:p text:style-name="P3">Assignment <text:span text:style-name="T3">2</text:span>: <text:span text:style-name="T3">Creates an array, prints it. Then using pointer b assigns new values to the elements, then prints the elements, each twice. One using the index syntax, and the other using pointer addition.</text:span></text:p>
      <text:p text:style-name="P4">Assignment 5: <text:span text:style-name="T4">First does 5 loops, and prints each element of the string "Hello". Then creates a "len" variable, and loops over the character array till reaches element '\0'. Returns "len". Note I could actually return "len - 1" if "len" was not 0, to only include the actual string, but this also doesn't seem to be technically wrong, depending on the semantics.</text:span></text:p>
      <text:p text:style-name="P4"/>
      <text:p text:style-name="P5">Github repo: https://github.com/VaheHayrapetyan24/CS331_operating_system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6:13:52.282069694</meta:creation-date>
    <dc:date>2025-09-07T16:30:26.644831495</dc:date>
    <meta:editing-duration>PT9M23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140" meta:character-count="887" meta:non-whitespace-character-count="752"/>
  </office:meta>
</office:document-meta>
</file>